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4.1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74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0">
      <style:table-cell-properties fo:border-bottom="0.002cm solid #000000" fo:wrap-option="wrap" fo:border-left="none" fo:border-right="none" fo:border-top="0.002cm solid #000000" style:vertical-align="automatic"/>
    </style:style>
    <style:style style:name="ce12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3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automatic"/>
    </style:style>
    <style:style style:name="ce15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Video</text:p>
          </table:table-cell>
          <table:table-cell table:style-name="ce10" table:number-columns-repeated="4"/>
          <table:table-cell table:style-name="ce13"/>
          <table:table-cell table:number-columns-repeated="1016"/>
        </table:table-row>
        <table:table-row table:style-name="ro2">
          <table:table-cell/>
          <table:table-cell table:style-name="ce2" office:value-type="string">
            <text:p/>
            <text:p>Video width / Video height / </text:p>
            <text:p>Luminance threshold</text:p>
          </table:table-cell>
          <table:table-cell table:style-name="ce6" office:value-type="string">
            <text:p>Football :</text:p>
            <text:p>Premier League</text:p>
            <text:p>(150k frames)</text:p>
          </table:table-cell>
          <table:table-cell table:style-name="ce11" office:value-type="string">
            <text:p>Football: </text:p>
            <text:p>Ligue 1</text:p>
            <text:p>(80k frames)</text:p>
          </table:table-cell>
          <table:table-cell table:style-name="ce11" office:value-type="string">
            <text:p>Football: </text:p>
            <text:p>Ligue 1</text:p>
            <text:p>(150k frames)</text:p>
          </table:table-cell>
          <table:table-cell table:style-name="ce11" office:value-type="string">
            <text:p>Football:</text:p>
            <text:p>Liga</text:p>
            <text:p>(300k frames)</text:p>
          </table:table-cell>
          <table:table-cell table:style-name="ce11" office:value-type="string">
            <text:p>Tennis:</text:p>
            <text:p>Australia Open</text:p>
            <text:p>(400k frames)</text:p>
          </table:table-cell>
          <table:table-cell table:style-name="ce14" office:value-type="string">
            <text:p>American football:</text:p>
            <text:p>NFL (*)</text:p>
            <text:p>(200k frames)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1 frame / shot</text:p>
          </table:table-cell>
          <table:table-cell table:style-name="ce7" office:value-type="string">
            <text:p>42, 10/32, 2650</text:p>
          </table:table-cell>
          <table:table-cell table:style-name="ce7" office:value-type="string">
            <text:p>55<text:span text:style-name="T1">, </text:span><text:span text:style-name="T2">19/32</text:span>,1600</text:p>
          </table:table-cell>
          <table:table-cell table:style-name="ce10" office:value-type="string">
            <text:p>47, 9/34, 2700</text:p>
          </table:table-cell>
          <table:table-cell table:style-name="ce10" office:value-type="string">
            <text:p>63, 17/36, 4000</text:p>
          </table:table-cell>
          <table:table-cell table:style-name="ce10" office:value-type="string">
            <text:p>&gt;100, 17/32, 5300</text:p>
          </table:table-cell>
          <table:table-cell table:style-name="ce15" office:value-type="string">
            <text:p>&gt;100, 15/24, 3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1 frame window / shot</text:p>
          </table:table-cell>
          <table:table-cell table:style-name="ce8" office:value-type="string">
            <text:p>17, <text:span text:style-name="T1">5/32</text:span>, 2650</text:p>
          </table:table-cell>
          <table:table-cell table:style-name="ce12" office:value-type="string">
            <text:p>41, 9/32, 1600</text:p>
          </table:table-cell>
          <table:table-cell table:style-name="ce12" office:value-type="string">
            <text:p>41, 8/34, 2700</text:p>
          </table:table-cell>
          <table:table-cell table:style-name="ce12" office:value-type="string">
            <text:p>42, 9/36, 4000</text:p>
          </table:table-cell>
          <table:table-cell table:style-name="ce12" office:value-type="string">
            <text:p>87, 15/32, 5300</text:p>
          </table:table-cell>
          <table:table-cell table:style-name="ce16" office:value-type="string">
            <text:p>&gt;100, 11/24, 31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>
            <text:p>Score : False Positive (FP), False Negative (FN), Time (round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*) Didn't work because in NFL games, the logo at the and at the beginning of a replay do not match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/07/2019</text:date>, <text:time>13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Billal</meta:initial-creator>
    <meta:creation-date>2019-03-12T11:30:02Z</meta:creation-date>
    <dc:date>2019-07-16T13:53:51.41</dc:date>
    <meta:editing-cycles>5</meta:editing-cycles>
    <meta:editing-duration>PT8H21M43S</meta:editing-duration>
    <meta:document-statistic meta:table-count="1" meta:cell-count="24" meta:object-count="0"/>
  </office:meta>
</office:document-meta>
</file>